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draw:frame draw:style-name="fr1" draw:name="Графический объект1" text:anchor-type="as-char" svg:width="1.005cm" svg:height="0.714cm" draw:z-index="0"><draw:image xlink:href="../../odt/images/3057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ПОР ИКП (порог срабатывания)</text:h>
          </table:table-cell>
        </table:table-row>
        <table:table-row>
          <table:table-cell table:style-name="Таблица1.A2" office:value-type="string">
            <text:p text:style-name="P6">в палитре</text:p>
          </table:table-cell>
          <table:table-cell table:style-name="Таблица1.B1" office:value-type="string">
            <text:p text:style-name="P2">| векторизован | <text:span text:style-name="T5">C-</text:span>код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5"><draw:frame draw:style-name="fr1" draw:name="Графический объект2" text:anchor-type="as-char" svg:width="1.72cm" svg:height="2.143cm" draw:z-index="1"><draw:image xlink:href="../../odt/images/3057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6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, на выходе формирует логическую 1 или 0 по следующему алгоритму:</text:p>
            <text:p text:style-name="P2">На вход блока подаются два сигнала, которые сравниваются между собой. Если их <text:span text:style-name="T2">разность</text:span> превысит порог срабатывания, то блок формирует логическую 1 на выходе. Если разность между первым и вторым входом станет меньше порога срабатывания (с учетом зоны возврата), то на выходе блок формирует логический 0:</text:p>
            <text:p text:style-name="P3"><text:span text:style-name="T3"><draw:frame draw:style-name="fr2" draw:name="Объект1" text:anchor-type="as-char" svg:width="8.304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/text:span></text:p>
            <text:p text:style-name="P2"><text:span text:style-name="T1">где</text:span><text:span text:style-name="T1"><draw:frame draw:style-name="fr2" draw:name="Объект2" text:anchor-type="as-char" svg:width="2.693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– </text:span><text:span text:style-name="T1">входные</text:span><text:span text:style-name="T1"> сигналы блока; </text:span><text:span text:style-name="T1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 </text:span><text:span text:style-name="T1">выходной</text:span><text:span text:style-name="T1"> сигнал;</text:span><text:span text:style-name="T1"><draw:frame draw:style-name="fr2" draw:name="Объект4" text:anchor-type="as-char" svg:width="1.367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еличина </text:span><text:span text:style-name="T1">зоны возврата и порог срабатывания</text:span><text:span text:style-name="T1">.</text:span></text:p>
            <text:p text:style-name="P2"><text:span text:style-name="T3">Блок представляет собой субмодель. Для того чтобы посмотреть структуру алгоритма – нажмите правой кнопкой «Действия» </text:span><text:span text:style-name="T4">→</text:span><text:span text:style-name="T3"> «Войти в субмодель».</text:span></text:p>
            <text:p text:style-name="P2"><text:span text:style-name="T2">Свойства</text:span>:</text:p>
            <text:list xml:id="list8898091052011339494" text:style-name="L1">
              <text:list-item>
                <text:p text:style-name="P4">Порог срабатывания — уставка, с которой сравнивается разность входных сигналов.</text:p>
              </text:list-item>
              <text:list-item>
                <text:p text:style-name="P4">Зона возврата — величина, которая вычитается из уставки для формирования нижней границы переключения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 ИКП (порог срабатывания)</dc:title>
    <dc:date>2014-12-01T18:47:56.33</dc:date>
    <meta:generator>OpenOffice/4.1.1$Win32 OpenOffice.org_project/411m6$Build-9775</meta:generator>
    <meta:editing-duration>PT3H18M26S</meta:editing-duration>
    <meta:editing-cycles>69</meta:editing-cycles>
    <meta:document-statistic meta:table-count="1" meta:image-count="2" meta:object-count="4" meta:page-count="1" meta:paragraph-count="14" meta:word-count="137" meta:character-count="930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0</mn>
      </msub>
    </mrow>
    <annotation encoding="StarMath 5.0">a,~%epsilon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sub>
                      <mo stretchy="false">ϵ</mo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o stretchy="false">ϵ</mo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[u_1(t)-u_2(t)] ~&gt;~ %epsilon_0 #
alignl 0, ~ если ~ [u_1(t)-u_2(t)] ~&lt;~ %epsilon_0 - a}  right none
</annotation>
  </semantics>
</math>
</file>